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fo:font-size="11pt" style:font-size-asian="11pt" style:font-size-complex="11pt"/>
    </style:style>
    <style:style style:name="P2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" style:parent-style-name="Standard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9" style:parent-style-name="Fuentedepárrafopredeter." style:family="text">
      <style:text-properties style:font-name="Times New Roman"/>
    </style:style>
    <style:style style:name="P10" style:parent-style-name="Standard" style:family="paragraph">
      <style:text-properties style:font-name="Times New Roman"/>
    </style:style>
    <style:style style:name="T11" style:parent-style-name="Fuentedepárrafopredeter." style:family="text">
      <style:text-properties style:font-name="Times New Roman"/>
    </style:style>
    <style:style style:name="T12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font-name="Times New Roman"/>
    </style:style>
    <style:style style:name="T14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font-name="Times New Roman"/>
    </style:style>
    <style:style style:name="P16" style:parent-style-name="Standard" style:family="paragraph">
      <style:text-properties style:font-name="Times New Roman"/>
    </style:style>
    <style:style style:name="T17" style:parent-style-name="Fuentedepárrafopredeter." style:family="text">
      <style:text-properties style:font-name="Times New Roman"/>
    </style:style>
    <style:style style:name="T18" style:parent-style-name="Fuentedepárrafopredeter." style:family="text">
      <style:text-properties style:font-name="Times New Roman"/>
    </style:style>
    <style:style style:name="T19" style:parent-style-name="Fuentedepárrafopredeter." style:family="text">
      <style:text-properties style:font-name="Times New Roman"/>
    </style:style>
    <style:style style:name="T20" style:parent-style-name="Fuentedepárrafopredeter." style:family="text">
      <style:text-properties style:font-name="Times New Roman"/>
    </style:style>
    <style:style style:name="T21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Times New Roman"/>
    </style:style>
    <style:style style:name="T23" style:parent-style-name="Fuentedepárrafopredeter." style:family="text">
      <style:text-properties style:font-name="Times New Roman"/>
    </style:style>
    <style:style style:name="T24" style:parent-style-name="Fuentedepárrafopredeter." style:family="text">
      <style:text-properties style:font-name="Times New Roman"/>
    </style:style>
    <style:style style:name="T25" style:parent-style-name="Fuentedepárrafopredeter." style:family="text">
      <style:text-properties style:font-name="Times New Roman"/>
    </style:style>
    <style:style style:name="T26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font-name="Times New Roman"/>
    </style:style>
    <style:style style:name="T28" style:parent-style-name="Fuentedepárrafopredeter." style:family="text">
      <style:text-properties style:font-name="Times New Roman"/>
    </style:style>
    <style:style style:name="T29" style:parent-style-name="Fuentedepárrafopredeter." style:family="text">
      <style:text-properties style:font-name="Times New Roman"/>
    </style:style>
    <style:style style:name="T30" style:parent-style-name="Fuentedepárrafopredeter." style:family="text">
      <style:text-properties style:font-name="Times New Roman"/>
    </style:style>
    <style:style style:name="T31" style:parent-style-name="Fuentedepárrafopredeter." style:family="text">
      <style:text-properties style:font-name="Times New Roman"/>
    </style:style>
    <style:style style:name="T32" style:parent-style-name="Fuentedepárrafopredeter." style:family="text">
      <style:text-properties style:font-name="Times New Roman"/>
    </style:style>
    <style:style style:name="T3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3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3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3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9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3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47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8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2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6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9" style:parent-style-name="Standard" style:family="paragraph">
      <style:text-properties style:font-name="Arial" style:font-name-complex="Arial" fo:font-size="11pt" style:font-size-asian="11pt" style:font-size-complex="11pt"/>
    </style:style>
    <style:style style:name="T60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6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6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9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7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3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7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7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78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79" style:parent-style-name="Standard" style:family="paragraph">
      <style:text-properties style:font-name="Arial" style:font-name-asian="Wingdings" style:font-name-complex="Arial" fo:font-weight="bold" style:font-weight-asian="bold" style:font-weight-complex="bold" fo:color="#579D1C" fo:font-size="11pt" style:font-size-asian="11pt" style:font-size-complex="11pt"/>
    </style:style>
  </office:automatic-styles>
  <office:body>
    <office:text text:use-soft-page-breaks="true">
      <text:p text:style-name="P1">U9A1 <text:s/></text:p>
      <text:p text:style-name="P2"/>
      <text:p text:style-name="P3">Alumno: Emiliano Montesdeoca del Puerto</text:p>
      <text:p text:style-name="P4"/>
      <text:p text:style-name="P5"/>
      <text:p text:style-name="Standard"><text:span text:style-name="T6"><text:tab/></text:span><text:span text:style-name="T7"><text:tab/></text:span><text:span text:style-name="T8"><text:tab/><text:s text:c="12"/></text:span><text:span text:style-name="T9"><text:s/>/home/alumno</text:span></text:p>
      <text:p text:style-name="P10"><text:s text:c="38"/>∕ <text:s text:c="14"/>\</text:p>
      <text:p text:style-name="Standard"><text:span text:style-name="T11"><text:s text:c="33"/></text:span><text:span text:style-name="T12"><text:s/>bae</text:span><text:span text:style-name="T13"><text:s text:c="12"/></text:span><text:span text:style-name="T14">fol</text:span></text:p>
      <text:p text:style-name="P15"/>
      <text:p text:style-name="P16"><text:s text:c="32"/>∕ <text:s text:c="22"/>\</text:p>
      <text:p text:style-name="Standard"><text:span text:style-name="T17"><text:s text:c="27"/>tema4</text:span><text:span text:style-name="T18"><text:tab/></text:span><text:span text:style-name="T19"><text:tab/></text:span><text:span text:style-name="T20"><text:tab/></text:span><text:span text:style-name="T21">apuntes</text:span></text:p>
      <text:p text:style-name="P22"><text:tab/><text:tab/><text:tab/><text:tab/>∕ <text:s/><text:tab/><text:tab/><text:tab/></text:p>
      <text:p text:style-name="Standard"><text:span text:style-name="T23"><text:tab/><text:s/></text:span><text:span text:style-name="T24"><text:tab/></text:span><text:span text:style-name="T25"><text:tab/></text:span><text:span text:style-name="T26">temas</text:span><text:span text:style-name="T27"><text:s text:c="16"/></text:span><text:span text:style-name="T28"><text:tab/><text:s text:c="8"/></text:span></text:p>
      <text:p text:style-name="Standard"><text:span text:style-name="T29"><text:s text:c="9"/></text:span><text:span text:style-name="T30"><text:tab/><text:s text:c="7"/>tema1</text:span></text:p>
      <text:p text:style-name="Standard"><text:span text:style-name="T31"><text:tab/><text:s text:c="2"/></text:span><text:span text:style-name="T32"><text:tab/><text:s text:c="7"/>tema2</text:span><text:span text:style-name="T33"><text:tab/></text:span></text:p>
      <text:p text:style-name="P34"><text:s text:c="29"/></text:p>
      <text:p text:style-name="P35"/>
      <text:p text:style-name="Standard"><text:span text:style-name="T36">1.- ¿Cuántos ficheros de todo el</text:span><text:span text:style-name="T37"><text:s/>directorio bae <text:s/>y sus subdirectorios, comienzan por t</text:span></text:p>
      <text:p text:style-name="P38"/>
      <text:p text:style-name="P39">/home/alumno$: find bae/ -type f -name "t*" | grep . -c</text:p>
      <text:p text:style-name="P40"/>
      <text:p text:style-name="P41">2.- Busca todas las entradas con un tamaño de 20 bytes en la ruta actual.</text:p>
      <text:p text:style-name="P42"/>
      <text:p text:style-name="P43">/home/alumno$: find . -size<text:s/>20c</text:p>
      <text:p text:style-name="P44"/>
      <text:p text:style-name="P45">3.- Mover el fichero tema1 al<text:s/>subdirectorio apuntes.</text:p>
      <text:p text:style-name="P46"/>
      <text:p text:style-name="Standard"><text:span text:style-name="T47">/home/alumno$:<text:s/></text:span><text:span text:style-name="T48">mv bae/tema4/temas/tema1 fol/apuntes/tema1</text:span></text:p>
      <text:p text:style-name="P49"/>
      <text:p text:style-name="P50">4.- Copiar el subdirectorio temas, incluso su nombre, al subdirectorio apuntes.</text:p>
      <text:p text:style-name="P51"/>
      <text:p text:style-name="P52">/home/alumno$: cp -R bae/tema4/temas fol/</text:p>
      <text:p text:style-name="P53"/>
      <text:p text:style-name="P54">5.- Almacenar en el fichero copiafol de la ruta<text:s/>actual ( ya existe ls –r no sobrescribir su contenido) la visualización del directorio fol y toda su estructura.</text:p>
      <text:p text:style-name="P55"/>
      <text:p text:style-name="P56">/home/alumno$: ls –R fol &gt; copiafol</text:p>
      <text:p text:style-name="P57"/>
      <text:p text:style-name="P58">6.- Renombrar el sub. Apuntes por trabajos</text:p>
      <text:p text:style-name="P59"/>
      <text:p text:style-name="Standard"><text:span text:style-name="T60">/home/alumno$:<text:s/></text:span><text:span text:style-name="T61">mv fol/apuntes fol/trabajos</text:span></text:p>
      <text:p text:style-name="P62"/>
      <text:p text:style-name="P63">7.- Visualizar el<text:s/>contenido de las líneas donde aparece la palabra “pregunta” en el fichero tema1 del sub. trabajos</text:p>
      <text:p text:style-name="P64"/>
      <text:p text:style-name="P65">/home/alumno$: grep "pregunta" bae/tema4/tema1</text:p>
      <text:p text:style-name="P66"/>
      <text:p text:style-name="P67">8.- Visualizar que ficheros vacíos hay en el <text:s/>sub. trabajos.</text:p>
      <text:p text:style-name="P68"/>
      <text:p text:style-name="P69">/home/alumno$: find –type f fol/trabajos/ -empty</text:p>
      <text:p text:style-name="P70"/>
      <text:p text:style-name="P71">9.- Mueve el sub. trabajos a bae</text:p>
      <text:p text:style-name="P72"/>
      <text:p text:style-name="P73">/home/alumno$: mv fol/trabajos/ bae/</text:p>
      <text:p text:style-name="P74"/>
      <text:p text:style-name="P75">10.-Eliminar el subdirectorio fol sin parámetros de recursividad.</text:p>
      <text:p text:style-name="P76"/>
      <text:p text:style-name="P77">/home/alumno$: rmdir -p fol/temas/</text:p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iliano Montesdeoca del Puerto</meta:initial-creator>
    <dc:creator>Emiliano Montesdeoca del Puerto</dc:creator>
    <meta:creation-date>2017-04-05T10:24:00Z</meta:creation-date>
    <dc:date>2017-04-05T11:16:00Z</dc:date>
    <meta:template xlink:href="Normal.dotm" xlink:type="simple"/>
    <meta:editing-cycles>4</meta:editing-cycles>
    <meta:editing-duration>PT3120S</meta:editing-duration>
    <meta:document-statistic meta:page-count="1" meta:paragraph-count="3" meta:word-count="252" meta:character-count="1635" meta:row-count="11" meta:non-whitespace-character-count="1386"/>
  </office:meta>
</office:document-meta>
</file>